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e" style:master-page-name="MP0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" style:family="paragraph" style:parent-style-name="Normale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ommario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Titolo_20_1">
      <style:paragraph-properties fo:break-before="page"/>
    </style:style>
    <style:style style:name="P5" style:family="paragraph" style:parent-style-name="Normale" style:list-style-name="L1"/>
    <style:style style:name="P6" style:family="paragraph" style:parent-style-name="Normale" style:list-style-name="L2"/>
    <style:style style:name="P7" style:family="paragraph" style:parent-style-name="Normale">
      <style:text-properties fo:font-size="12pt" style:font-size-asian="12pt" style:font-size-complex="12pt"/>
    </style:style>
    <style:style style:name="P8" style:family="paragraph" style:parent-style-name="Paragrafo_20_elenco" style:list-style-name="L3"/>
    <style:style style:name="P9" style:family="paragraph" style:parent-style-name="Normale">
      <style:text-properties style:font-name-complex="Calibri"/>
    </style:style>
    <style:style style:name="P10" style:family="paragraph" style:parent-style-name="Paragrafo_20_elenco" style:list-style-name="L4"/>
    <style:style style:name="P11" style:family="paragraph" style:parent-style-name="Paragrafo_20_elenco" style:list-style-name="L5"/>
    <style:style style:name="P12" style:family="paragraph" style:parent-style-name="Paragrafo_20_elenco" style:list-style-name="L6"/>
    <style:style style:name="P13" style:family="paragraph" style:parent-style-name="Paragrafo_20_elenco" style:list-style-name="L7">
      <style:paragraph-properties fo:line-height="115%"/>
    </style:style>
    <style:style style:name="P14" style:family="paragraph" style:parent-style-name="Paragrafo_20_elenco" style:list-style-name="L8">
      <style:paragraph-properties fo:line-height="115%"/>
    </style:style>
    <style:style style:name="P15" style:family="paragraph" style:parent-style-name="Paragrafo_20_elenco" style:list-style-name="Stile1">
      <style:paragraph-properties fo:line-height="115%"/>
    </style:style>
    <style:style style:name="P16" style:family="paragraph" style:parent-style-name="Paragrafo_20_elenco" style:list-style-name="L9">
      <style:paragraph-properties fo:line-height="115%"/>
    </style:style>
    <style:style style:name="P17" style:family="paragraph" style:parent-style-name="Paragrafo_20_elenco" style:list-style-name="L10">
      <style:paragraph-properties fo:line-height="115%"/>
    </style:style>
    <style:style style:name="P18" style:family="paragraph" style:parent-style-name="Paragrafo_20_elenco" style:list-style-name="L11">
      <style:paragraph-properties fo:line-height="115%"/>
    </style:style>
    <style:style style:name="P19" style:family="paragraph" style:parent-style-name="Paragrafo_20_elenco" style:list-style-name="L12">
      <style:paragraph-properties fo:line-height="115%"/>
    </style:style>
    <style:style style:name="P20" style:family="paragraph" style:parent-style-name="Normale">
      <style:paragraph-properties fo:line-height="115%"/>
    </style:style>
    <style:style style:name="P21" style:family="paragraph" style:parent-style-name="Paragrafo_20_elenco" style:list-style-name="L13">
      <style:paragraph-properties fo:line-height="115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7" style:family="text">
      <style:text-properties style:font-name-complex="Calibri"/>
    </style:style>
    <style:style style:name="T8" style:family="text">
      <style:text-properties fo:font-weight="bold" style:font-weight-asian="bold" style:font-name-complex="Calibri" style:font-weight-complex="bold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T10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8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8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8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8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8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9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9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9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9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9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9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2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2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2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2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2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2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3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3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3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3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3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3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4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4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4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4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4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4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5LVL1" loext:num-list-format="%1%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5LVL2" loext:num-list-format="%2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WW_5f_CharLFO15LVL5" loext:num-list-format="%5%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WW_5f_CharLFO15LVL6" loext:num-list-format="%6%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WW_5f_CharLFO15LVL8" loext:num-list-format="%8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WW_5f_CharLFO15LVL9" loext:num-list-format="%9%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e FirmWare</text:p>
      <text:p text:style-name="P2">Schede di Illuminazione TFX<text:bookmark text:name="_Toc66190936"/><text:bookmark text:name="_Toc66191179"/><text:bookmark text:name="_Toc68852148"/></text:p>
      <text:p text:style-name="P2"/>
      <text:table-of-content text:style-name="Sect1" text:name="_TOC0">
        <text:table-of-content-source text:outline-level="3" text:use-index-marks="false">
          <text:index-title-template text:style-name="Contents_20_Heading">Indice generale</text:index-title-template>
          <text:table-of-content-entry-template text:outline-level="1" text:style-name="Somma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Indice generale</text:p>
          </text:index-title>
          <text:p text:style-name="P3"><text:a xlink:type="simple" xlink:href="#__RefHeading___Toc1750_1274467538" text:style-name="Index_20_Link" text:visited-style-name="Index_20_Link">Scenari di Funzionamento<text:tab/>2</text:a></text:p>
          <text:p text:style-name="P3"><text:a xlink:type="simple" xlink:href="#__RefHeading___Toc1754_1274467538" text:style-name="Index_20_Link" text:visited-style-name="Index_20_Link">Impiego in Digitale NMRA DCC<text:tab/>3</text:a></text:p>
          <text:p text:style-name="P3"><text:a xlink:type="simple" xlink:href="#__RefHeading___Toc1756_1274467538" text:style-name="Index_20_Link" text:visited-style-name="Index_20_Link">Revisione FirmWare<text:tab/>3</text:a></text:p>
          <text:p text:style-name="P3"><text:a xlink:type="simple" xlink:href="#__RefHeading___Toc1768_1274467538" text:style-name="Index_20_Link" text:visited-style-name="Index_20_Link">Indirizzi Utilizzabili<text:tab/>3</text:a></text:p>
          <text:p text:style-name="P3"><text:a xlink:type="simple" xlink:href="#__RefHeading___Toc1770_1274467538" text:style-name="Index_20_Link" text:visited-style-name="Index_20_Link">Indirizzo Consist<text:tab/>3</text:a></text:p>
          <text:p text:style-name="P3"><text:a xlink:type="simple" xlink:href="#__RefHeading___Toc1772_1274467538" text:style-name="Index_20_Link" text:visited-style-name="Index_20_Link">Direzione<text:tab/>3</text:a></text:p>
          <text:p text:style-name="P3"><text:a xlink:type="simple" xlink:href="#__RefHeading___Toc1774_1274467538" text:style-name="Index_20_Link" text:visited-style-name="Index_20_Link">Programmazione CVs mediante DCC<text:tab/>4</text:a></text:p>
          <text:p text:style-name="P3"><text:a xlink:type="simple" xlink:href="#__RefHeading___Toc1764_1274467538" text:style-name="Index_20_Link" text:visited-style-name="Index_20_Link">Impiego tramite Interfaccia SUSI<text:tab/>5</text:a></text:p>
          <text:p text:style-name="P3"><text:a xlink:type="simple" xlink:href="#__RefHeading___Toc1776_1274467538" text:style-name="Index_20_Link" text:visited-style-name="Index_20_Link">Programmazione CVs mediante SUSI<text:tab/>5</text:a></text:p>
          <text:p text:style-name="P3"><text:a xlink:type="simple" xlink:href="#__RefHeading___Toc1778_1274467538" text:style-name="Index_20_Link" text:visited-style-name="Index_20_Link">Personalizzazione AUX<text:tab/>6</text:a></text:p>
          <text:p text:style-name="P3"><text:a xlink:type="simple" xlink:href="#__RefHeading___Toc1782_1274467538" text:style-name="Index_20_Link" text:visited-style-name="Index_20_Link">Lista CVs Implementate (CV Base)<text:tab/>7</text:a></text:p>
          <text:p text:style-name="P3"><text:a xlink:type="simple" xlink:href="#__RefHeading___Toc1784_1274467538" text:style-name="Index_20_Link" text:visited-style-name="Index_20_Link">Lista CVs Implementate (Mappatura AUX)<text:tab/>9</text:a></text:p>
          <text:p text:style-name="P3"><text:a xlink:type="simple" xlink:href="#__RefHeading___Toc1358_329190778" text:style-name="Index_20_Link" text:visited-style-name="Index_20_Link">Reset CVs<text:tab/>16</text:a></text:p>
          <text:p text:style-name="P3"><text:a xlink:type="simple" xlink:href="#__RefHeading___Toc1796_1274467538" text:style-name="Index_20_Link" text:visited-style-name="Index_20_Link">Aggiornamento del FirmWare<text:tab/>16</text:a></text:p>
        </text:index-body>
      </text:table-of-content>
      <text:p text:style-name="Normale"/>
      <text:h text:style-name="P4" text:outline-level="1"><text:bookmark-start text:name="__RefHeading___Toc1750_1274467538"/>Scenari di Funzionamento<text:bookmark-end text:name="__RefHeading___Toc1750_1274467538"/></text:h>
      <text:p text:style-name="Normale">Il FirmWare presente sulle schede permette i seguenti scenari di Funzionamento:</text:p>
      <text:list text:style-name="L1">
        <text:list-item>
          <text:p text:style-name="P5">Comando della scheda tramite <text:span text:style-name="Car._20_predefinito_20_paragrafo"><text:span text:style-name="T1">Decoder Esterno</text:span></text:span> <text:span text:style-name="Car._20_predefinito_20_paragrafo"><text:span text:style-name="T2">mediante </text:span></text:span><text:span text:style-name="Car._20_predefinito_20_paragrafo"><text:span text:style-name="T3">BUS SUSI</text:span></text:span></text:p>
        </text:list-item>
        <text:list-item>
          <text:p text:style-name="P5">Comando della scheda tramite Protocollo Digitale <text:span text:style-name="Car._20_predefinito_20_paragrafo"><text:span text:style-name="T1">NMRA DCC</text:span></text:span></text:p>
        </text:list-item>
      </text:list>
      <text:p text:style-name="Normale"><text:span text:style-name="Car._20_predefinito_20_paragrafo"><text:span text:style-name="T2">ATTENZIONE</text:span></text:span>: Alla revisione attuale (018) <text:span text:style-name="Car._20_predefinito_20_paragrafo"><text:span text:style-name="T1">NON SONO</text:span></text:span> supportati i seguenti scenari di funzionamento:</text:p>
      <text:list text:style-name="L2">
        <text:list-item>
          <text:p text:style-name="P6">Comando della scheda sotto sistemi Analogico</text:p>
        </text:list-item>
        <text:list-item>
          <text:p text:style-name="P6">Comando della scheda sotto sistemi Digitali Maerklin Motorola</text:p>
        </text:list-item>
      </text:list>
      <text:p text:style-name="Normale"/>
      <text:h text:style-name="Titolo_20_1" text:outline-level="1"/>
      <text:h text:style-name="P4" text:outline-level="1"><text:bookmark-start text:name="__RefHeading___Toc1754_1274467538"/><text:bookmark-start text:name="_Toc68852153"/><text:bookmark-start text:name="_Toc66191184"/><text:bookmark-start text:name="_Toc66190941"/><text:bookmark-start text:name="_Toc66190852"/><text:bookmark-start text:name="_Toc65942516"/>Impiego in Digitale<text:bookmark-end text:name="_Toc68852153"/><text:bookmark-end text:name="_Toc66191184"/><text:bookmark-end text:name="_Toc66190941"/><text:bookmark-end text:name="_Toc66190852"/><text:bookmark-end text:name="_Toc65942516"/> NMRA DCC<text:bookmark-end text:name="__RefHeading___Toc1754_1274467538"/></text:h>
      <text:p text:style-name="Normale">La Scheda e’ atta al Funzionamento mediante Protocollo DCC base.<text:line-break/>La programmazione delle CVs <text:span text:style-name="Car._20_predefinito_20_paragrafo"><text:span text:style-name="T2">e’ possibile solamente su binario di programmazione.</text:span></text:span></text:p>
      <text:p text:style-name="Normale">Sotto tale protocollo le schede sono in grado di ricevere comandi fa F0 fino a F28 e possono gestire tutti gli step di velocità: 14 e 28/128.</text:p>
      <text:p text:style-name="Normale">E’ possibile usare l’indirizzo corto oppure il lungo in base alla configurazione della CV29, e’ inoltre implementata la gestione dell’indirizzo Consist mediante CV19.</text:p>
      <text:p text:style-name="P7"/>
      <text:h text:style-name="Titolo_20_1" text:outline-level="1"><text:bookmark-start text:name="_Toc65942517"/><text:bookmark-start text:name="_Toc66190853"/><text:bookmark-start text:name="_Toc66190942"/><text:bookmark-start text:name="_Toc66191185"/><text:bookmark-start text:name="__RefHeading___Toc1756_1274467538"/><text:bookmark-start text:name="_Toc68852154"/>Revisione FirmWare<text:bookmark-end text:name="_Toc65942517"/><text:bookmark-end text:name="_Toc66190853"/><text:bookmark-end text:name="_Toc66190942"/><text:bookmark-end text:name="_Toc66191185"/><text:bookmark-end text:name="__RefHeading___Toc1756_1274467538"/><text:bookmark-end text:name="_Toc68852154"/></text:h>
      <text:p text:style-name="Normale">E’ possibile conoscere la versione del FirmWare presente su una scheda leggendo la CV7.</text:p>
      <text:p text:style-name="Normale">In ogni pagina (in basso a sinistra) del manuale è indicato a quale revisione del FirmWare si riferisce quel particolare manuale.</text:p>
      <text:p text:style-name="Normale"/>
      <text:h text:style-name="Titolo_20_1" text:outline-level="1"><text:bookmark-start text:name="__RefHeading___Toc1768_1274467538"/><text:bookmark-start text:name="_Toc65942523"/><text:bookmark-start text:name="_Toc66190859"/><text:bookmark-start text:name="_Toc66190948"/><text:bookmark-start text:name="_Toc66191191"/><text:bookmark-start text:name="_Toc68852160"/>Indirizzi<text:bookmark-end text:name="_Toc65942523"/><text:bookmark-end text:name="_Toc66190859"/><text:bookmark-end text:name="_Toc66190948"/><text:bookmark-end text:name="_Toc66191191"/><text:bookmark-end text:name="_Toc68852160"/> Utilizzabili<text:bookmark-end text:name="__RefHeading___Toc1768_1274467538"/></text:h>
      <text:p text:style-name="Normale">Sono disponibili i seguenti range di indirizzi (<text:span text:style-name="Car._20_predefinito_20_paragrafo"><text:span text:style-name="T2">Default</text:span></text:span>: <text:span text:style-name="Car._20_predefinito_20_paragrafo"><text:span text:style-name="T1">Indirizzo Corto 3</text:span></text:span>)</text:p>
      <text:list xml:id="list1831520147" text:style-name="L3">
        <text:list-item>
          <text:p text:style-name="P8">Corto (1 - 127)</text:p>
        </text:list-item>
        <text:list-item>
          <text:p text:style-name="P8">Lungo (128 - 9999)</text:p>
        </text:list-item>
      </text:list>
      <text:p text:style-name="Normale">Per modificare l’indirizzo corto è sufficiente inserire il valore richiesto nella CV1 (In caso di Valore non compatibile, verra’ impostato il valore di Default 3).</text:p>
      <text:p text:style-name="Normale">Per l’indirizzo Lungo è necessaria l’abilitazione del suddetto tramite CV29 (vedere <text:span text:style-name="Car._20_predefinito_20_paragrafo"><text:span text:style-name="T4">Lista CVs Implementate </text:span></text:span>alla CV29) e poi la modifica di tale indirizzo è eseguita agendo sulle CV17 e 18 come da normativa NMRA (calcolatrice automatica indirizzo lungo: <text:a xlink:type="simple" xlink:href="http://www.dccworld.it/index.php?page=dccpratico/programmazione/formIndirizziLunghi.php" office:target-frame-name="_top" xlink:show="replace" text:style-name="Internet_20_link" text:visited-style-name="Visited_20_Internet_20_Link"><text:span text:style-name="Collegamento_20_ipertestuale">http://www.dccworld.it/index.php?page=dccpratico/programmazione/formIndirizziLunghi.php</text:span></text:a></text:p>
      <text:p text:style-name="Normale"/>
      <text:h text:style-name="Titolo_20_1" text:outline-level="1"><text:bookmark-start text:name="_Toc65942524"/><text:bookmark-start text:name="_Toc66190860"/><text:bookmark-start text:name="_Toc66190949"/><text:bookmark-start text:name="_Toc66191192"/><text:bookmark-start text:name="__RefHeading___Toc1770_1274467538"/><text:bookmark-start text:name="_Toc68852161"/>Indirizzo Consist<text:bookmark-end text:name="_Toc65942524"/><text:bookmark-end text:name="_Toc66190860"/><text:bookmark-end text:name="_Toc66190949"/><text:bookmark-end text:name="_Toc66191192"/><text:bookmark-end text:name="__RefHeading___Toc1770_1274467538"/><text:bookmark-end text:name="_Toc68852161"/></text:h>
      <text:p text:style-name="Normale">Tramite le CV21 e CV22 è possibile decidere quali Funzioni (da F0 a F14) sono comandate da tale indirizzo.</text:p>
      <text:p text:style-name="Normale"><text:span text:style-name="Car._20_predefinito_20_paragrafo"><text:span text:style-name="T5">ATTENZIONE: </text:span></text:span>Le funzioni associate all’indirizzo Consist <text:span text:style-name="Car._20_predefinito_20_paragrafo"><text:span text:style-name="T3">risponderanno solamente a tale indirizzo.</text:span></text:span></text:p>
      <text:p text:style-name="Normale"/>
      <text:h text:style-name="Titolo_20_1" text:outline-level="1"><text:bookmark-start text:name="_Toc65942525"/><text:bookmark-start text:name="_Toc66190861"/><text:bookmark-start text:name="_Toc66190950"/><text:bookmark-start text:name="_Toc66191193"/><text:bookmark-start text:name="__RefHeading___Toc1772_1274467538"/><text:bookmark-start text:name="_Toc68852162"/>Direzione<text:bookmark-end text:name="_Toc65942525"/><text:bookmark-end text:name="_Toc66190861"/><text:bookmark-end text:name="_Toc66190950"/><text:bookmark-end text:name="_Toc66191193"/><text:bookmark-end text:name="__RefHeading___Toc1772_1274467538"/><text:bookmark-end text:name="_Toc68852162"/></text:h>
      <text:p text:style-name="Normale">La modifica del Bit0 nella CV29 invertirà la direzione, tale modifica avrà effetto solo sulle Funzioni <text:span text:style-name="Car._20_predefinito_20_paragrafo"><text:span text:style-name="T6">dipendenti dalla direzione.</text:span></text:span></text:p>
      <text:p text:style-name="Normale">Es. Aux1 collegata alla <text:span text:style-name="Car._20_predefinito_20_paragrafo"><text:span text:style-name="T2">F0f</text:span></text:span>, Aux2 collegata alla <text:span text:style-name="Car._20_predefinito_20_paragrafo"><text:span text:style-name="T2">F0r</text:span></text:span>.</text:p>
      <text:list text:continue-numbering="true" text:style-name="L3">
        <text:list-item>
          <text:p text:style-name="P8">CV29 Bit0 = 0 (direzione “Normale”) -&gt; F0 attiva, direzione Forward: accesa la Aux1</text:p>
        </text:list-item>
        <text:list-item>
          <text:p text:style-name="P8">CV29 Bit0 = 1 (direzione “Invertita”) -&gt; <text:s/>F0 attiva, direzione Forward (per la scheda la direzione è “Reverse”): accesa la Aux2</text:p>
        </text:list-item>
      </text:list>
      <text:p text:style-name="Normale"/>
      <text:h text:style-name="Titolo_20_1" text:outline-level="1"><text:bookmark-start text:name="_Toc65942526"/><text:bookmark-start text:name="_Toc66190862"/><text:bookmark-start text:name="_Toc66190951"/><text:bookmark-start text:name="_Toc66191194"/><text:bookmark-start text:name="__RefHeading___Toc1774_1274467538"/><text:bookmark-start text:name="_Toc68852163"/><text:soft-page-break/>Programmazione CVs <text:span text:style-name="Car._20_predefinito_20_paragrafo"><text:span text:style-name="T2">mediante DCC</text:span></text:span><text:bookmark-end text:name="_Toc65942526"/><text:bookmark-end text:name="_Toc66190862"/><text:bookmark-end text:name="_Toc66190951"/><text:bookmark-end text:name="_Toc66191194"/><text:bookmark-end text:name="__RefHeading___Toc1774_1274467538"/><text:bookmark-end text:name="_Toc68852163"/></text:h>
      <text:p text:style-name="Normale">La <text:span text:style-name="Car._20_predefinito_20_paragrafo"><text:span text:style-name="T2">Lettura</text:span></text:span> delle CVs avviene <text:span text:style-name="Car._20_predefinito_20_paragrafo"><text:span text:style-name="T2">solo</text:span></text:span> su binario di programmazione come un qualsiasi decoder commerciale; la Scrittura invece puo’ avvenire sia sul Binario di Programmazione che su Binario principale tramite POM.</text:p>
      <text:p text:style-name="P9">E’ stata implementata la gestione di più decoder sul binario di programmazione tramite specifiche NMRA CV15 e CV16.</text:p>
      <text:p text:style-name="Normale"><text:span text:style-name="Car._20_predefinito_20_paragrafo"><text:span text:style-name="T1">NOTA BENE</text:span></text:span><text:span text:style-name="Car._20_predefinito_20_paragrafo"><text:span text:style-name="T7">: per la programmazione delle CV della scheda è necessario che le </text:span></text:span><text:span text:style-name="Car._20_predefinito_20_paragrafo"><text:span text:style-name="T2">CV15 e 16 siano uguali</text:span></text:span><text:span text:style-name="Car._20_predefinito_20_paragrafo"><text:span text:style-name="T7">. Maggiori dettagli sotto la </text:span></text:span><text:span text:style-name="Car._20_predefinito_20_paragrafo"><text:span text:style-name="T4">Lista CVs Implementate</text:span></text:span><text:span text:style-name="Car._20_predefinito_20_paragrafo"><text:span text:style-name="T7">.</text:span></text:span></text:p>
      <text:p text:style-name="Normale"><text:span text:style-name="Car._20_predefinito_20_paragrafo"><text:span text:style-name="T7">La CV16 identifica il Decoder (es. 0 per decoder Motore, 1 per decoder suoni, etc), la scheda ha </text:span></text:span><text:span text:style-name="Car._20_predefinito_20_paragrafo"><text:span text:style-name="T8">valore 1</text:span></text:span><text:span text:style-name="Car._20_predefinito_20_paragrafo"><text:span text:style-name="T7">.</text:span></text:span></text:p>
      <text:p text:style-name="P9">La CV15 indica su quale decoder si vuole eseguire l’operazione, se CV15 e 16 combaciano il decoder risponde alla lettura/scrittura delle CV, in caso contrario ignora il comando.</text:p>
      <text:p text:style-name="Normale"><text:span text:style-name="Car._20_predefinito_20_paragrafo"><text:span text:style-name="T9">Per programmare la scheda la CV15 deve avere valore 1</text:span></text:span><text:span text:style-name="Car._20_predefinito_20_paragrafo"><text:span text:style-name="T7"> (default 1).</text:span></text:span></text:p>
      <text:p text:style-name="Normale"/>
      <text:h text:style-name="Titolo_20_1" text:outline-level="1"/>
      <text:h text:style-name="P4" text:outline-level="1"><text:bookmark-start text:name="__RefHeading___Toc1764_1274467538"/>Impiego tramite <text:bookmark-start text:name="_Toc68852158"/><text:bookmark-start text:name="_Toc66191189"/><text:bookmark-start text:name="_Toc66190946"/><text:bookmark-start text:name="_Toc66190857"/><text:bookmark-start text:name="_Toc65942521"/>Interfaccia SUSI<text:bookmark-end text:name="__RefHeading___Toc1764_1274467538"/><text:bookmark-end text:name="_Toc68852158"/><text:bookmark-end text:name="_Toc66191189"/><text:bookmark-end text:name="_Toc66190946"/><text:bookmark-end text:name="_Toc66190857"/><text:bookmark-end text:name="_Toc65942521"/></text:h>
      <text:p text:style-name="Normale">Le schede sono provviste di supporto all’interfaccia SUSI (RCN600) per poter essere impiegata con Decoder esterni.</text:p>
      <text:p text:style-name="Normale">Tale accoppiata risulta necessaria se è indispensabile l’utilizzo di protocolli <text:span text:style-name="Car._20_predefinito_20_paragrafo"><text:span text:style-name="T10">proprietari </text:span></text:span>(per es. MFX/M4, RailCom Plus) per i quali non e’ possibile implementare un supporto interno.</text:p>
      <text:p text:style-name="Normale">Quando un decoder esterno fornira’ comandi sul Bus SUSI, il FirmWare rilevera’ la sua presenza e si imposterà come Slave SUSI con indirizzo salvato nella CV897 (default = 1).</text:p>
      <text:p text:style-name="Normale"><text:span text:style-name="Car._20_predefinito_20_paragrafo"><text:span text:style-name="T1">NOTA BENE</text:span></text:span>: Quando presente un <text:span text:style-name="Car._20_predefinito_20_paragrafo"><text:span text:style-name="T2">decoder esterno</text:span></text:span>, il <text:span text:style-name="Car._20_predefinito_20_paragrafo"><text:span text:style-name="T3">decoder interno viene DISATTIVATO</text:span></text:span>.</text:p>
      <text:p text:style-name="P9"/>
      <text:h text:style-name="Titolo_20_1" text:outline-level="1"><text:bookmark-start text:name="_Toc65942527"/><text:bookmark-start text:name="_Toc66190863"/><text:bookmark-start text:name="_Toc66190952"/><text:bookmark-start text:name="_Toc66191195"/><text:bookmark-start text:name="__RefHeading___Toc1776_1274467538"/><text:bookmark-start text:name="_Toc68852164"/>Programmazione CVs <text:span text:style-name="Car._20_predefinito_20_paragrafo"><text:span text:style-name="T2">mediante SUSI</text:span></text:span><text:bookmark-end text:name="_Toc65942527"/><text:bookmark-end text:name="_Toc66190863"/><text:bookmark-end text:name="_Toc66190952"/><text:bookmark-end text:name="_Toc66191195"/><text:bookmark-end text:name="__RefHeading___Toc1776_1274467538"/><text:bookmark-end text:name="_Toc68852164"/></text:h>
      <text:p text:style-name="Normale">Quando un decoder esterno è collegato, il decoder <text:span text:style-name="Car._20_predefinito_20_paragrafo"><text:span text:style-name="T2">Dcc viene disattivato</text:span></text:span> per evitare interferenze.</text:p>
      <text:p text:style-name="Normale">La programmazione delle CVs rimane possibile sfruttando l’interfaccia SUSI e le annesse CVs.</text:p>
      <text:p text:style-name="Normale">Per programmare le CVs mediante SUSI è necessario eseguire alcuni passi in più:</text:p>
      <text:list text:style-name="L4">
        <text:list-item>
          <text:p text:style-name="P10">Scrivere la CV 902 impostando il range di CV su cui si vuole agire</text:p>
          <text:list>
            <text:list-item>
              <text:p text:style-name="P10">CV da 0 a 255 -&gt; CV 902 = 0</text:p>
            </text:list-item>
            <text:list-item>
              <text:p text:style-name="P10">CV da 256 a 511 -&gt; CV 903 = 1</text:p>
            </text:list-item>
          </text:list>
        </text:list-item>
        <text:list-item>
          <text:p text:style-name="P10">Scrivere nella CV 903 la differenza, rispetto al range impostato nella CV 902, della CV su cui si vuole agire</text:p>
          <text:list>
            <text:list-item>
              <text:p text:style-name="P10">Esempio, Si vuole agire sulla CV 300:</text:p>
            </text:list-item>
            <text:list-item>
              <text:p text:style-name="P10">CV 902 = 0</text:p>
            </text:list-item>
            <text:list-item>
              <text:p text:style-name="P10">CV 903 = (300 – 255) = 45</text:p>
            </text:list-item>
          </text:list>
        </text:list-item>
        <text:list-item>
          <text:p text:style-name="P10">Scrivere/leggere la CV904 per modificare il valore della CV richiesta</text:p>
        </text:list-item>
      </text:list>
      <text:p text:style-name="Normale">Al termine delle operazioni, <text:span text:style-name="Car._20_predefinito_20_paragrafo"><text:span text:style-name="T2">riportare la CV 902 e 903 a ‘0’</text:span></text:span>.</text:p>
      <text:p text:style-name="Normale"/>
      <text:h text:style-name="Titolo_20_1" text:outline-level="1"/>
      <text:h text:style-name="P4" text:outline-level="1"><text:bookmark-start text:name="_Toc65942528"/><text:bookmark-start text:name="_Toc66190864"/><text:bookmark-start text:name="_Toc66190953"/><text:bookmark-start text:name="_Toc66191196"/><text:bookmark-start text:name="__RefHeading___Toc1778_1274467538"/><text:bookmark-start text:name="_Toc68852165"/>Personalizzazione AUX<text:bookmark-end text:name="_Toc65942528"/><text:bookmark-end text:name="_Toc66190864"/><text:bookmark-end text:name="_Toc66190953"/><text:bookmark-end text:name="_Toc66191196"/><text:bookmark-end text:name="__RefHeading___Toc1778_1274467538"/><text:bookmark-end text:name="_Toc68852165"/></text:h>
      <text:p text:style-name="Normale">Il comportamento delle AUX viene specificato tramite 4 CV:</text:p>
      <text:list text:style-name="L5">
        <text:list-item>
          <text:p text:style-name="P11">CV Funzione: (accetta valori da <text:span text:style-name="Car._20_predefinito_20_paragrafo"><text:span text:style-name="T2">0 a 68, 255 per NON USARE LA AUX)</text:span></text:span> indica con quale Funzione (da F0 a F68) si vuole comandare quella AUX</text:p>
        </text:list-item>
        <text:list-item>
          <text:p text:style-name="P11">CV Direzione: (accetta i seguenti valori: <text:span text:style-name="Car._20_predefinito_20_paragrafo"><text:span text:style-name="T2">0, 128 o 129</text:span></text:span>) indica quale comportamento deve avere la AUX rispetto al variare della direzione</text:p>
          <text:list>
            <text:list-item>
              <text:p text:style-name="P11">“0”: comportamento indipendente dalla direzione</text:p>
            </text:list-item>
            <text:list-item>
              <text:p text:style-name="P11">“128”: AUX attiva nella direzione “Reverse”</text:p>
            </text:list-item>
            <text:list-item>
              <text:p text:style-name="P11">“129”: AUX attiva solo nella direzione “Forward”</text:p>
            </text:list-item>
          </text:list>
        </text:list-item>
        <text:list-item>
          <text:p text:style-name="P11">CV PWM: (accetta v<text:span text:style-name="Car._20_predefinito_20_paragrafo"><text:span text:style-name="T2">alori da 0 a 31)</text:span></text:span> Regola <text:span text:style-name="Car._20_predefinito_20_paragrafo"><text:span text:style-name="T2">l’intensità luminosa</text:span></text:span> della AUX</text:p>
        </text:list-item>
        <text:list-item>
          <text:p text:style-name="P11">CV Effetto: NON ANCORA IMPLEMENTATA</text:p>
        </text:list-item>
      </text:list>
      <text:p text:style-name="Normale"><text:span text:style-name="Car._20_predefinito_20_paragrafo"><text:span text:style-name="T3">NOTA BENE</text:span></text:span>: <text:span text:style-name="Car._20_predefinito_20_paragrafo"><text:span text:style-name="T2">Non è possibile collegare una AUX a più funzioni</text:span></text:span>, <text:span text:style-name="Car._20_predefinito_20_paragrafo"><text:span text:style-name="T4">ma è possibile collegare più AUX alla stessa funzione</text:span></text:span>.</text:p>
      <text:p text:style-name="Normale"/>
      <text:p text:style-name="Normale">Per modificare le CV di configurazione è necessario seguire la seguente procedura:</text:p>
      <text:list text:style-name="L6">
        <text:list-item>
          <text:p text:style-name="P12">Identificare l’AUX che si vuole modificare (sotto il paragrafo “<text:span text:style-name="Car._20_predefinito_20_paragrafo"><text:span text:style-name="T3">Lista CVs Implementate (Mappatura AUX)</text:span></text:span>” è presente l’elenco di tutte le AUX disponibili)</text:p>
        </text:list-item>
        <text:list-item>
          <text:p text:style-name="P12">Scegliere su quale aspetto (Funzione, Direzione, PWM, Effetto) della AUX si vuole effettuare una modifica.</text:p>
        </text:list-item>
        <text:list-item>
          <text:p text:style-name="P12">Dall’elenco delle AUX (disponibile sotto: “<text:span text:style-name="Car._20_predefinito_20_paragrafo"><text:span text:style-name="T6">Lista CVs Implementate (Mappatura AUX)</text:span></text:span>”) determinare il numero della CV sul quale agire.<text:line-break/>Esempio: Modificare il PWM della AUX1:</text:p>
          <text:list>
            <text:list-item>
              <text:p text:style-name="P12">Trovare nell’elenco le CV della AUX1: 112, 113, 114, 115</text:p>
            </text:list-item>
            <text:list-item>
              <text:p text:style-name="P12">Identificare la CV che controlla il PWM: 114</text:p>
            </text:list-item>
            <text:list-item>
              <text:p text:style-name="P12">Modificare il valore della CV114.</text:p>
            </text:list-item>
          </text:list>
        </text:list-item>
      </text:list>
      <text:p text:style-name="Normale"/>
      <text:h text:style-name="Titolo_20_1" text:outline-level="1"/>
      <text:h text:style-name="P4" text:outline-level="1"><text:bookmark-start text:name="__RefHeading___Toc1782_1274467538"/><text:bookmark-start text:name="_Toc66191198"/><text:bookmark-start text:name="_Toc66190955"/><text:bookmark-start text:name="_Toc66190866"/><text:bookmark-start text:name="_Toc65942530"/><text:bookmark-start text:name="_Toc68852167"/>Lista CVs Implementate (CV Base)<text:bookmark-end text:name="__RefHeading___Toc1782_1274467538"/><text:bookmark-end text:name="_Toc66191198"/><text:bookmark-end text:name="_Toc66190955"/><text:bookmark-end text:name="_Toc66190866"/><text:bookmark-end text:name="_Toc65942530"/><text:bookmark-end text:name="_Toc68852167"/></text:h>
      <text:p text:style-name="Normale">Di seguito la lista delle CV attualmente implementate e la loro spiegazione.</text:p>
      <text:list xml:id="list450557706" text:style-name="L7">
        <text:list-item>
          <text:p text:style-name="P13"><text:span text:style-name="Car._20_predefinito_20_paragrafo"><text:span text:style-name="T3">1</text:span></text:span>:<text:tab/>indirizzo corto (da 0 a 127), è l’indirizzo usato per il protocollo DCC (se impostato l’indirizzo corto) e per il protocollo Motorola (per usare il protocollo Motorola è necessario un valore massimo di 80)</text:p>
        </text:list-item>
        <text:list-item>
          <text:p text:style-name="P13"><text:span text:style-name="Car._20_predefinito_20_paragrafo"><text:span text:style-name="T3">7</text:span></text:span>: (Sola LETTURA) indica la versione del Firmware presente sulla scheda (da normativa NMRA)</text:p>
        </text:list-item>
        <text:list-item>
          <text:p text:style-name="P13"><text:span text:style-name="Car._20_predefinito_20_paragrafo"><text:span text:style-name="T3">8</text:span></text:span>: (SOLA LETTURA) indica l’id del costruttore: 13 (da normativa NMRA)</text:p>
        </text:list-item>
        <text:list-item>
          <text:p text:style-name="P13"><text:span text:style-name="Car._20_predefinito_20_paragrafo"><text:span text:style-name="T3">15</text:span></text:span>: LokDecoder1: Questa CV indica su quale decoder è eseguita l’operazione di Lettura/Scrittura CV (da normativa NMRA)</text:p>
        </text:list-item>
        <text:list-item>
          <text:p text:style-name="P13"><text:span text:style-name="Car._20_predefinito_20_paragrafo"><text:span text:style-name="T3">16</text:span></text:span>: LokDecoder2: Identifica il Decoder (default 1) (da normativa NMRA)</text:p>
        </text:list-item>
        <text:list-item>
          <text:p text:style-name="P13"><text:span text:style-name="Car._20_predefinito_20_paragrafo"><text:span text:style-name="T3">17</text:span></text:span>:<text:tab/>Parte più significativa indirizzo lungo (Solo DCC) (da normativa NMRA)</text:p>
        </text:list-item>
        <text:list-item>
          <text:p text:style-name="P13"><text:span text:style-name="Car._20_predefinito_20_paragrafo"><text:span text:style-name="T3">18</text:span></text:span>: Parte meno significativa indirizzo lungo (Solo DCC) (da normativa NMRA)</text:p>
        </text:list-item>
        <text:list-item>
          <text:p text:style-name="P13"><text:span text:style-name="Car._20_predefinito_20_paragrafo"><text:span text:style-name="T3">19</text:span></text:span>: Indirizzo Consist: 0 disabilitato; 1 -&gt; 127 abilitato. (il bit7 a 1 indica che per tale indirizzo è impostata la direzione invertita (da normativa NMRA)</text:p>
        </text:list-item>
        <text:list-item>
          <text:p text:style-name="P13"><text:span text:style-name="Car._20_predefinito_20_paragrafo"><text:span text:style-name="T3">21</text:span></text:span>: Gruppo F8 -&gt; F1 per indirizzo Consist (da normativa NMRA):</text:p>
          <text:list>
            <text:list-item>
              <text:p text:style-name="P13">Bit7:<text:tab/>0 = F8 comandata da indirizzo Normale<text:tab/><text:tab/>1 = F8 comandata da indirizzo Consist</text:p>
            </text:list-item>
          </text:list>
        </text:list-item>
      </text:list>
      <text:list xml:id="list627957152" text:style-name="L8">
        <text:list-item>
          <text:list>
            <text:list-item>
              <text:p text:style-name="P14">Bit6: <text:tab/>0 = F7 comandata da indirizzo Normale<text:tab/><text:tab/>1 = F7 comandata da indirizzo Consist</text:p>
            </text:list-item>
            <text:list-item>
              <text:p text:style-name="P14">Bit5:<text:tab/>0 = F6 comandata da indirizzo Normale<text:tab/><text:tab/>1 = F6 comandata da indirizzo Consist</text:p>
            </text:list-item>
            <text:list-item>
              <text:p text:style-name="P14">Bit4:<text:tab/>0 = F5 comandata da indirizzo Normale<text:tab/><text:tab/>1 = F5 comandata da indirizzo Consist</text:p>
            </text:list-item>
            <text:list-item>
              <text:p text:style-name="P14">Bit3:<text:tab/>0 = F4 comandata da indirizzo Normale<text:tab/><text:tab/>1 = F4 comandata da indirizzo Consist</text:p>
            </text:list-item>
            <text:list-item>
              <text:p text:style-name="P14">Bit2:<text:tab/>0 = F3 comandata da indirizzo Normale<text:tab/><text:tab/>1 = F3 comandata da indirizzo Consist</text:p>
            </text:list-item>
            <text:list-item>
              <text:p text:style-name="P14">Bit1:<text:tab/>0 = F2 comandata da indirizzo Normale<text:tab/><text:tab/>1 = F2 comandata da indirizzo Consist</text:p>
            </text:list-item>
            <text:list-item>
              <text:p text:style-name="P14">Bit0:<text:tab/>0 = F1 comandata da indirizzo Normale<text:tab/><text:tab/>1 = F1 comandata da indirizzo Consist</text:p>
            </text:list-item>
          </text:list>
        </text:list-item>
      </text:list>
      <text:list xml:id="list44439356719904" text:continue-list="list450557706" text:style-name="L7">
        <text:list-item>
          <text:p text:style-name="P13"><text:span text:style-name="Car._20_predefinito_20_paragrafo"><text:span text:style-name="T3">22</text:span></text:span>: Gruppo F15 -&gt; F9 + F0 per indirizzo Consist (da normativa NMRA):</text:p>
          <text:list>
            <text:list-item>
              <text:p text:style-name="P13">Bit7:<text:tab/>0 = F14 comandata da indirizzo Normale<text:tab/>1 = F14 comandata da indirizzo Consist</text:p>
            </text:list-item>
          </text:list>
        </text:list-item>
      </text:list>
      <text:list xml:id="list44439143785399" text:continue-list="list627957152" text:style-name="L8">
        <text:list-item>
          <text:list>
            <text:list-item>
              <text:p text:style-name="P14">Bit6: <text:tab/>0 = F13 comandata da indirizzo Normale<text:tab/>1 = F13 comandata da indirizzo Consist</text:p>
            </text:list-item>
            <text:list-item>
              <text:p text:style-name="P14">Bit5:<text:tab/>0 = F12 comandata da indirizzo Normale<text:tab/>1 = F12 comandata da indirizzo Consist</text:p>
            </text:list-item>
            <text:list-item>
              <text:p text:style-name="P14">Bit4:<text:tab/>0 = F11 comandata da indirizzo Normale<text:tab/>1 = F11 comandata da indirizzo Consist</text:p>
            </text:list-item>
            <text:list-item>
              <text:p text:style-name="P14">Bit3:<text:tab/>0 = F10 comandata da indirizzo Normale<text:tab/>1 = F10 comandata da indirizzo Consist</text:p>
            </text:list-item>
            <text:list-item>
              <text:p text:style-name="P14">Bit2:<text:tab/>0 = F9 comandata da indirizzo Normale<text:tab/><text:tab/>1 = F9 comandata da indirizzo Consist</text:p>
            </text:list-item>
            <text:list-item>
              <text:p text:style-name="P14">Bit1:<text:tab/>Non Utilizzato</text:p>
            </text:list-item>
            <text:list-item>
              <text:p text:style-name="P14">Bit0:<text:tab/>0 = F0 comandata da indirizzo Normale<text:tab/><text:tab/>1 = F0 comandata da indirizzo Consist</text:p>
            </text:list-item>
          </text:list>
        </text:list-item>
      </text:list>
      <text:list xml:id="list44439066849444" text:continue-list="list44439356719904" text:style-name="L7">
        <text:list-item>
          <text:p text:style-name="P13"><text:soft-page-break/><text:span text:style-name="Car._20_predefinito_20_paragrafo"><text:span text:style-name="T3">29</text:span></text:span>:<text:tab/>CV di configurazione, spiegazione dei bit dal più significativo (bit7, bit6, …, bit1, bit0) (da normativa NMRA)</text:p>
        </text:list-item>
      </text:list>
      <text:list text:continue-list="list44439143785399" text:style-name="L8">
        <text:list-item>
          <text:list>
            <text:list-item>
              <text:p text:style-name="P14">Bit7:<text:tab/>Na</text:p>
            </text:list-item>
            <text:list-item>
              <text:p text:style-name="P14">Bit6:<text:tab/>Na</text:p>
            </text:list-item>
            <text:list-item>
              <text:p text:style-name="P14">Bit5:<text:tab/>0 = Indirizzo DCC Corto<text:tab/><text:tab/><text:tab/>1 = Indirizzo DCC Lungo</text:p>
            </text:list-item>
            <text:list-item>
              <text:p text:style-name="P14">Bit4:<text:tab/>Na</text:p>
            </text:list-item>
            <text:list-item>
              <text:p text:style-name="P14">Bit3:<text:tab/>Na</text:p>
            </text:list-item>
            <text:list-item>
              <text:p text:style-name="P14">Bit2:<text:tab/>0 = Modalità Analogica Disattiva<text:tab/>1 = Modalità Analogica Attiva</text:p>
            </text:list-item>
            <text:list-item>
              <text:p text:style-name="P14">Bit1:<text:tab/>0 = Modalità velocità 14 steps<text:tab/><text:tab/>1 = Modalità Velocità 28/128 steps</text:p>
            </text:list-item>
            <text:list-item>
              <text:p text:style-name="P14">Bit0:<text:tab/>0 = Direzione Normale<text:tab/><text:tab/><text:tab/>1 = Direzione Invertita</text:p>
            </text:list-item>
          </text:list>
        </text:list-item>
      </text:list>
      <text:list text:continue-list="list44439066849444" text:style-name="L7">
        <text:list-item>
          <text:p text:style-name="P13"><text:span text:style-name="Car._20_predefinito_20_paragrafo"><text:span text:style-name="T3">30</text:span></text:span>:<text:tab/>CV errore: fornisce informazioni su eventuali errori della scheda (da normativa NMRA)</text:p>
        </text:list-item>
      </text:list>
      <text:list xml:id="list534068412" text:style-name="Stile1">
        <text:list-item>
          <text:p text:style-name="P15"><text:span text:style-name="Car._20_predefinito_20_paragrafo"><text:span text:style-name="T3">58</text:span></text:span>:<text:tab/>Indica, nel gruppo funzioni da 0 a 7, quali sono attive nella modalità analogica</text:p>
        </text:list-item>
      </text:list>
      <text:list text:style-name="L9">
        <text:list-item>
          <text:list>
            <text:list-item>
              <text:p text:style-name="P16">Bit7:<text:tab/>Funzione 7<text:tab/>0 = Non attiva<text:tab/>1 = attiva<text:tab/>…nella modalità analogica</text:p>
            </text:list-item>
            <text:list-item>
              <text:p text:style-name="P16">Bit6:<text:tab/>Funzione 6<text:tab/>0 = Non attiva<text:tab/>1 = attiva<text:tab/>…nella modalità analogica</text:p>
            </text:list-item>
            <text:list-item>
              <text:p text:style-name="P16">Bit5:<text:tab/>Funzione 5<text:tab/>0 = Non attiva<text:tab/>1 = attiva<text:tab/>…nella modalità analogica</text:p>
            </text:list-item>
            <text:list-item>
              <text:p text:style-name="P16">Bit4:<text:tab/>Funzione 4<text:tab/>0 = Non attiva<text:tab/>1 = attiva <text:tab/>…nella modalità analogica</text:p>
            </text:list-item>
            <text:list-item>
              <text:p text:style-name="P16">Bit3:<text:tab/>Funzione 3<text:tab/>0 = Non attiva<text:tab/>1 = attiva<text:tab/>…nella modalità analogica</text:p>
            </text:list-item>
            <text:list-item>
              <text:p text:style-name="P16">Bit2:<text:tab/>Funzione 2<text:tab/>0 = Non attiva<text:tab/>1 = attiva<text:tab/>…nella modalità analogica</text:p>
            </text:list-item>
            <text:list-item>
              <text:p text:style-name="P16">Bit1:<text:tab/>Funzione 1<text:tab/>0 = Non attiva<text:tab/>1 = attiva<text:tab/>…nella modalità analogica</text:p>
            </text:list-item>
            <text:list-item>
              <text:p text:style-name="P16">Bit0:<text:tab/>Funzione 0<text:tab/>0 = Non attiva<text:tab/>1 = attiva<text:tab/>…nella modalità analogica</text:p>
            </text:list-item>
          </text:list>
        </text:list-item>
      </text:list>
      <text:list xml:id="list44438969670605" text:continue-list="list534068412" text:style-name="Stile1">
        <text:list-item>
          <text:p text:style-name="P15"><text:span text:style-name="Car._20_predefinito_20_paragrafo"><text:span text:style-name="T3">59</text:span></text:span>: Analoga alla CV53 ma per le F da 8 a 15</text:p>
        </text:list-item>
      </text:list>
      <text:list text:style-name="L10">
        <text:list-item>
          <text:list>
            <text:list-item>
              <text:p text:style-name="P17">Bit7:<text:tab/>Funzione 15<text:tab/>0 = Non attiva<text:tab/>1 = attiva<text:tab/>…nella modalità analogica</text:p>
            </text:list-item>
            <text:list-item>
              <text:p text:style-name="P17">…</text:p>
            </text:list-item>
            <text:list-item>
              <text:p text:style-name="P17">Bit0:<text:tab/>Funzione 8<text:tab/>0 = Non attiva<text:tab/>1 = attiva<text:tab/>…nella modalità analogica</text:p>
            </text:list-item>
          </text:list>
        </text:list-item>
      </text:list>
      <text:list xml:id="list44439840974867" text:continue-list="list44438969670605" text:style-name="Stile1">
        <text:list-item>
          <text:p text:style-name="P15"><text:span text:style-name="Car._20_predefinito_20_paragrafo"><text:span text:style-name="T3">60</text:span></text:span>: Analoga alla CV53 ma per le F da 23 a 16</text:p>
        </text:list-item>
      </text:list>
      <text:list text:style-name="L11">
        <text:list-item>
          <text:list>
            <text:list-item>
              <text:p text:style-name="P18">Bit7:<text:tab/>Funzione 23<text:tab/>0 = Non attiva<text:tab/>1 = attiva<text:tab/>…nella modalità analogica</text:p>
            </text:list-item>
            <text:list-item>
              <text:p text:style-name="P18">…</text:p>
            </text:list-item>
            <text:list-item>
              <text:p text:style-name="P18">Bit0:<text:tab/>Funzione 16<text:tab/>0 = Non attiva<text:tab/>1 = attiva<text:tab/>…nella modalità analogica</text:p>
            </text:list-item>
          </text:list>
        </text:list-item>
      </text:list>
      <text:list text:continue-list="list44439840974867" text:style-name="Stile1">
        <text:list-item>
          <text:p text:style-name="P15"><text:span text:style-name="Car._20_predefinito_20_paragrafo"><text:span text:style-name="T3">61</text:span></text:span>: Analoga alla CV53 ma per le F da 31 a 24</text:p>
        </text:list-item>
      </text:list>
      <text:list text:style-name="L12">
        <text:list-item>
          <text:list>
            <text:list-item>
              <text:p text:style-name="P19">Bit7:<text:tab/>Funzione 31<text:tab/>0 = Non attiva<text:tab/>1 = attiva<text:tab/>…nella modalità analogica</text:p>
            </text:list-item>
            <text:list-item>
              <text:p text:style-name="P19">…</text:p>
            </text:list-item>
            <text:list-item>
              <text:p text:style-name="P19">Bit0:<text:tab/>Funzione 24<text:tab/>0 = Non attiva<text:tab/>1 = attiva<text:tab/>…nella modalità analogica</text:p>
            </text:list-item>
          </text:list>
        </text:list-item>
      </text:list>
      <text:p text:style-name="P20"><text:soft-page-break/></text:p>
      <text:h text:style-name="Titolo_20_1" text:outline-level="1"><text:bookmark-start text:name="_Toc65942531"/><text:bookmark-start text:name="_Toc66190867"/><text:bookmark-start text:name="_Toc66190956"/><text:bookmark-start text:name="_Toc66191199"/><text:bookmark-start text:name="__RefHeading___Toc1784_1274467538"/><text:bookmark-start text:name="_Toc68852168"/>Lista CVs Implementate (Mappatura AUX)<text:bookmark-end text:name="_Toc65942531"/><text:bookmark-end text:name="_Toc66190867"/><text:bookmark-end text:name="_Toc66190956"/><text:bookmark-end text:name="_Toc66191199"/><text:bookmark-end text:name="__RefHeading___Toc1784_1274467538"/><text:bookmark-end text:name="_Toc68852168"/></text:h>
      <text:p text:style-name="P20">Di seguito sono riportare, per ogni AUX, il numero della CV: Funzione, Direzione, PWM, Effetto.</text:p>
      <text:p text:style-name="P20">Per conoscere il significato di ogni CV (e quali valori è possibile impostare) vedere paragrafo: “<text:span text:style-name="Car._20_predefinito_20_paragrafo"><text:span text:style-name="T1">Personalizzazione AUX”.</text:span></text:span></text:p>
      <text:list text:style-name="L13">
        <text:list-item>
          <text:p text:style-name="P21">AUX1: </text:p>
          <text:list>
            <text:list-item>
              <text:p text:style-name="P21">CV Funzione: <text:tab/>112</text:p>
            </text:list-item>
            <text:list-item>
              <text:p text:style-name="P21">CV Direzione:<text:tab/>113</text:p>
            </text:list-item>
            <text:list-item>
              <text:p text:style-name="P21">CV PWM:<text:tab/>114</text:p>
            </text:list-item>
            <text:list-item>
              <text:p text:style-name="P21">CV Effetto:<text:tab/>115</text:p>
            </text:list-item>
          </text:list>
        </text:list-item>
        <text:list-item>
          <text:p text:style-name="P21">AUX2: </text:p>
          <text:list>
            <text:list-item>
              <text:p text:style-name="P21">CV Funzione: <text:tab/>116</text:p>
            </text:list-item>
            <text:list-item>
              <text:p text:style-name="P21">CV Direzione:<text:tab/>117</text:p>
            </text:list-item>
            <text:list-item>
              <text:p text:style-name="P21">CV PWM:<text:tab/>118</text:p>
            </text:list-item>
            <text:list-item>
              <text:p text:style-name="P21">CV Effetto:<text:tab/>119</text:p>
            </text:list-item>
          </text:list>
        </text:list-item>
        <text:list-item>
          <text:p text:style-name="P21">AUX3: </text:p>
          <text:list>
            <text:list-item>
              <text:p text:style-name="P21">CV Funzione: <text:tab/>120</text:p>
            </text:list-item>
            <text:list-item>
              <text:p text:style-name="P21">CV Direzione:<text:tab/>121</text:p>
            </text:list-item>
            <text:list-item>
              <text:p text:style-name="P21">CV PWM:<text:tab/>122</text:p>
            </text:list-item>
            <text:list-item>
              <text:p text:style-name="P21">CV Effetto:<text:tab/>123</text:p>
            </text:list-item>
          </text:list>
        </text:list-item>
        <text:list-item>
          <text:p text:style-name="P21">AUX4: </text:p>
          <text:list>
            <text:list-item>
              <text:p text:style-name="P21">CV Funzione: <text:tab/>124</text:p>
            </text:list-item>
            <text:list-item>
              <text:p text:style-name="P21">CV Direzione:<text:tab/>125</text:p>
            </text:list-item>
            <text:list-item>
              <text:p text:style-name="P21">CV PWM:<text:tab/>126</text:p>
            </text:list-item>
            <text:list-item>
              <text:p text:style-name="P21">CV Effetto:<text:tab/>127</text:p>
            </text:list-item>
          </text:list>
        </text:list-item>
        <text:list-item>
          <text:p text:style-name="P21">AUX5: </text:p>
          <text:list>
            <text:list-item>
              <text:p text:style-name="P21">CV Funzione: <text:tab/>128</text:p>
            </text:list-item>
            <text:list-item>
              <text:p text:style-name="P21">CV Direzione:<text:tab/>129</text:p>
            </text:list-item>
            <text:list-item>
              <text:p text:style-name="P21">CV PWM:<text:tab/>130</text:p>
            </text:list-item>
            <text:list-item>
              <text:p text:style-name="P21">CV Effetto:<text:tab/>131</text:p>
            </text:list-item>
          </text:list>
        </text:list-item>
        <text:list-item>
          <text:p text:style-name="P21">AUX6: </text:p>
          <text:list>
            <text:list-item>
              <text:p text:style-name="P21"><text:soft-page-break/>CV Funzione: <text:tab/>132</text:p>
            </text:list-item>
            <text:list-item>
              <text:p text:style-name="P21">CV Direzione:<text:tab/>133</text:p>
            </text:list-item>
            <text:list-item>
              <text:p text:style-name="P21">CV PWM:<text:tab/>134</text:p>
            </text:list-item>
            <text:list-item>
              <text:p text:style-name="P21">CV Effetto:<text:tab/>135</text:p>
            </text:list-item>
          </text:list>
        </text:list-item>
        <text:list-item>
          <text:p text:style-name="P21">AUX7: </text:p>
          <text:list>
            <text:list-item>
              <text:p text:style-name="P21">CV Funzione: <text:tab/>136</text:p>
            </text:list-item>
            <text:list-item>
              <text:p text:style-name="P21">CV Direzione:<text:tab/>137</text:p>
            </text:list-item>
            <text:list-item>
              <text:p text:style-name="P21">CV PWM:<text:tab/>138</text:p>
            </text:list-item>
            <text:list-item>
              <text:p text:style-name="P21">CV Effetto:<text:tab/>139</text:p>
            </text:list-item>
          </text:list>
        </text:list-item>
        <text:list-item>
          <text:p text:style-name="P21">AUX8: </text:p>
          <text:list>
            <text:list-item>
              <text:p text:style-name="P21">CV Funzione: <text:tab/>140</text:p>
            </text:list-item>
            <text:list-item>
              <text:p text:style-name="P21">CV Direzione:<text:tab/>141</text:p>
            </text:list-item>
            <text:list-item>
              <text:p text:style-name="P21">CV PWM:<text:tab/>142</text:p>
            </text:list-item>
            <text:list-item>
              <text:p text:style-name="P21">CV Effetto:<text:tab/>143</text:p>
            </text:list-item>
          </text:list>
        </text:list-item>
        <text:list-item>
          <text:p text:style-name="P21">AUX9: </text:p>
          <text:list>
            <text:list-item>
              <text:p text:style-name="P21">CV Funzione: <text:tab/>144</text:p>
            </text:list-item>
            <text:list-item>
              <text:p text:style-name="P21">CV Direzione:<text:tab/>145</text:p>
            </text:list-item>
            <text:list-item>
              <text:p text:style-name="P21">CV PWM:<text:tab/>146</text:p>
            </text:list-item>
            <text:list-item>
              <text:p text:style-name="P21">CV Effetto:<text:tab/>147</text:p>
            </text:list-item>
          </text:list>
        </text:list-item>
        <text:list-item>
          <text:p text:style-name="P21">AUX10: </text:p>
          <text:list>
            <text:list-item>
              <text:p text:style-name="P21">CV Funzione: <text:tab/>148</text:p>
            </text:list-item>
            <text:list-item>
              <text:p text:style-name="P21">CV Direzione:<text:tab/>149</text:p>
            </text:list-item>
            <text:list-item>
              <text:p text:style-name="P21">CV PWM:<text:tab/>150</text:p>
            </text:list-item>
            <text:list-item>
              <text:p text:style-name="P21">CV Effetto:<text:tab/>151</text:p>
            </text:list-item>
          </text:list>
        </text:list-item>
        <text:list-item>
          <text:p text:style-name="P21">AUX11: </text:p>
          <text:list>
            <text:list-item>
              <text:p text:style-name="P21">CV Funzione: <text:tab/>152</text:p>
            </text:list-item>
            <text:list-item>
              <text:p text:style-name="P21">CV Direzione:<text:tab/>153</text:p>
            </text:list-item>
            <text:list-item>
              <text:p text:style-name="P21">CV PWM:<text:tab/>154</text:p>
            </text:list-item>
            <text:list-item>
              <text:p text:style-name="P21">CV Effetto:<text:tab/>155</text:p>
            </text:list-item>
          </text:list>
        </text:list-item>
        <text:list-item>
          <text:p text:style-name="P21">AUX12: </text:p>
          <text:list>
            <text:list-item>
              <text:p text:style-name="P21">CV Funzione: <text:tab/>156</text:p>
            </text:list-item>
            <text:list-item>
              <text:p text:style-name="P21"><text:soft-page-break/>CV Direzione:<text:tab/>157</text:p>
            </text:list-item>
            <text:list-item>
              <text:p text:style-name="P21">CV PWM:<text:tab/>158</text:p>
            </text:list-item>
            <text:list-item>
              <text:p text:style-name="P21">CV Effetto:<text:tab/>159</text:p>
            </text:list-item>
          </text:list>
        </text:list-item>
        <text:list-item>
          <text:p text:style-name="P21">AUX13: </text:p>
          <text:list>
            <text:list-item>
              <text:p text:style-name="P21">CV Funzione: <text:tab/>160</text:p>
            </text:list-item>
            <text:list-item>
              <text:p text:style-name="P21">CV Direzione:<text:tab/>161</text:p>
            </text:list-item>
            <text:list-item>
              <text:p text:style-name="P21">CV PWM:<text:tab/>162</text:p>
            </text:list-item>
            <text:list-item>
              <text:p text:style-name="P21">CV Effetto:<text:tab/>163</text:p>
            </text:list-item>
          </text:list>
        </text:list-item>
        <text:list-item>
          <text:p text:style-name="P21">AUX14: </text:p>
          <text:list>
            <text:list-item>
              <text:p text:style-name="P21">CV Funzione: <text:tab/>164</text:p>
            </text:list-item>
            <text:list-item>
              <text:p text:style-name="P21">CV Direzione:<text:tab/>165</text:p>
            </text:list-item>
            <text:list-item>
              <text:p text:style-name="P21">CV PWM:<text:tab/>166</text:p>
            </text:list-item>
            <text:list-item>
              <text:p text:style-name="P21">CV Effetto:<text:tab/>167</text:p>
            </text:list-item>
          </text:list>
        </text:list-item>
        <text:list-item>
          <text:p text:style-name="P21">AUX15: </text:p>
          <text:list>
            <text:list-item>
              <text:p text:style-name="P21">CV Funzione: <text:tab/>168</text:p>
            </text:list-item>
            <text:list-item>
              <text:p text:style-name="P21">CV Direzione:<text:tab/>169</text:p>
            </text:list-item>
            <text:list-item>
              <text:p text:style-name="P21">CV PWM:<text:tab/>170</text:p>
            </text:list-item>
            <text:list-item>
              <text:p text:style-name="P21">CV Effetto:<text:tab/>171</text:p>
            </text:list-item>
          </text:list>
        </text:list-item>
        <text:list-item>
          <text:p text:style-name="P21">AUX16: </text:p>
          <text:list>
            <text:list-item>
              <text:p text:style-name="P21">CV Funzione: <text:tab/>172</text:p>
            </text:list-item>
            <text:list-item>
              <text:p text:style-name="P21">CV Direzione:<text:tab/>173</text:p>
            </text:list-item>
            <text:list-item>
              <text:p text:style-name="P21">CV PWM:<text:tab/>174</text:p>
            </text:list-item>
            <text:list-item>
              <text:p text:style-name="P21">CV Effetto:<text:tab/>175</text:p>
            </text:list-item>
          </text:list>
        </text:list-item>
        <text:list-item>
          <text:p text:style-name="P21">AUX17: </text:p>
          <text:list>
            <text:list-item>
              <text:p text:style-name="P21">CV Funzione: <text:tab/>176</text:p>
            </text:list-item>
            <text:list-item>
              <text:p text:style-name="P21">CV Direzione:<text:tab/>177</text:p>
            </text:list-item>
            <text:list-item>
              <text:p text:style-name="P21">CV PWM:<text:tab/>178</text:p>
            </text:list-item>
            <text:list-item>
              <text:p text:style-name="P21">CV Effetto:<text:tab/>179</text:p>
            </text:list-item>
          </text:list>
        </text:list-item>
        <text:list-item>
          <text:p text:style-name="P21">AUX18: </text:p>
          <text:list>
            <text:list-item>
              <text:p text:style-name="P21">CV Funzione: <text:tab/>180</text:p>
            </text:list-item>
            <text:list-item>
              <text:p text:style-name="P21">CV Direzione:<text:tab/>181</text:p>
            </text:list-item>
            <text:list-item>
              <text:p text:style-name="P21"><text:soft-page-break/>CV PWM:<text:tab/>182</text:p>
            </text:list-item>
            <text:list-item>
              <text:p text:style-name="P21">CV Effetto:<text:tab/>183</text:p>
            </text:list-item>
          </text:list>
        </text:list-item>
        <text:list-item>
          <text:p text:style-name="P21">AUX19: </text:p>
          <text:list>
            <text:list-item>
              <text:p text:style-name="P21">CV Funzione: <text:tab/>184</text:p>
            </text:list-item>
            <text:list-item>
              <text:p text:style-name="P21">CV Direzione:<text:tab/>185</text:p>
            </text:list-item>
            <text:list-item>
              <text:p text:style-name="P21">CV PWM:<text:tab/>186</text:p>
            </text:list-item>
            <text:list-item>
              <text:p text:style-name="P21">CV Effetto:<text:tab/>187</text:p>
            </text:list-item>
          </text:list>
        </text:list-item>
        <text:list-item>
          <text:p text:style-name="P21">AUX20: </text:p>
          <text:list>
            <text:list-item>
              <text:p text:style-name="P21">CV Funzione: <text:tab/>188</text:p>
            </text:list-item>
            <text:list-item>
              <text:p text:style-name="P21">CV Direzione:<text:tab/>189</text:p>
            </text:list-item>
            <text:list-item>
              <text:p text:style-name="P21">CV PWM:<text:tab/>190</text:p>
            </text:list-item>
            <text:list-item>
              <text:p text:style-name="P21">CV Effetto:<text:tab/>191</text:p>
            </text:list-item>
          </text:list>
        </text:list-item>
        <text:list-item>
          <text:p text:style-name="P21">AUX21: </text:p>
          <text:list>
            <text:list-item>
              <text:p text:style-name="P21">CV Funzione: <text:tab/>192</text:p>
            </text:list-item>
            <text:list-item>
              <text:p text:style-name="P21">CV Direzione:<text:tab/>193</text:p>
            </text:list-item>
            <text:list-item>
              <text:p text:style-name="P21">CV PWM:<text:tab/>194</text:p>
            </text:list-item>
            <text:list-item>
              <text:p text:style-name="P21">CV Effetto:<text:tab/>195</text:p>
            </text:list-item>
          </text:list>
        </text:list-item>
        <text:list-item>
          <text:p text:style-name="P21">AUX22: </text:p>
          <text:list>
            <text:list-item>
              <text:p text:style-name="P21">CV Funzione: <text:tab/>196</text:p>
            </text:list-item>
            <text:list-item>
              <text:p text:style-name="P21">CV Direzione:<text:tab/>197</text:p>
            </text:list-item>
            <text:list-item>
              <text:p text:style-name="P21">CV PWM:<text:tab/>197</text:p>
            </text:list-item>
            <text:list-item>
              <text:p text:style-name="P21">CV Effetto:<text:tab/>199</text:p>
            </text:list-item>
          </text:list>
        </text:list-item>
        <text:list-item>
          <text:p text:style-name="P21">AUX23: </text:p>
          <text:list>
            <text:list-item>
              <text:p text:style-name="P21">CV Funzione: <text:tab/>200</text:p>
            </text:list-item>
            <text:list-item>
              <text:p text:style-name="P21">CV Direzione:<text:tab/>201</text:p>
            </text:list-item>
            <text:list-item>
              <text:p text:style-name="P21">CV PWM:<text:tab/>202</text:p>
            </text:list-item>
            <text:list-item>
              <text:p text:style-name="P21">CV Effetto:<text:tab/>203</text:p>
            </text:list-item>
          </text:list>
        </text:list-item>
        <text:list-item>
          <text:p text:style-name="P21">AUX24: </text:p>
          <text:list>
            <text:list-item>
              <text:p text:style-name="P21">CV Funzione: <text:tab/>204</text:p>
            </text:list-item>
            <text:list-item>
              <text:p text:style-name="P21">CV Direzione:<text:tab/>205</text:p>
            </text:list-item>
            <text:list-item>
              <text:p text:style-name="P21">CV PWM:<text:tab/>206</text:p>
            </text:list-item>
            <text:list-item>
              <text:p text:style-name="P21"><text:soft-page-break/>CV Effetto:<text:tab/>207</text:p>
            </text:list-item>
          </text:list>
        </text:list-item>
        <text:list-item>
          <text:p text:style-name="P21">AUX25: </text:p>
          <text:list>
            <text:list-item>
              <text:p text:style-name="P21">CV Funzione: <text:tab/>208</text:p>
            </text:list-item>
            <text:list-item>
              <text:p text:style-name="P21">CV Direzione:<text:tab/>209</text:p>
            </text:list-item>
            <text:list-item>
              <text:p text:style-name="P21">CV PWM:<text:tab/>210</text:p>
            </text:list-item>
            <text:list-item>
              <text:p text:style-name="P21">CV Effetto:<text:tab/>211</text:p>
            </text:list-item>
          </text:list>
        </text:list-item>
        <text:list-item>
          <text:p text:style-name="P21">AUX26: </text:p>
          <text:list>
            <text:list-item>
              <text:p text:style-name="P21">CV Funzione: <text:tab/>212</text:p>
            </text:list-item>
            <text:list-item>
              <text:p text:style-name="P21">CV Direzione:<text:tab/>213</text:p>
            </text:list-item>
            <text:list-item>
              <text:p text:style-name="P21">CV PWM:<text:tab/>214</text:p>
            </text:list-item>
            <text:list-item>
              <text:p text:style-name="P21">CV Effetto:<text:tab/>215</text:p>
            </text:list-item>
          </text:list>
        </text:list-item>
        <text:list-item>
          <text:p text:style-name="P21">AUX27: </text:p>
          <text:list>
            <text:list-item>
              <text:p text:style-name="P21">CV Funzione: <text:tab/>216</text:p>
            </text:list-item>
            <text:list-item>
              <text:p text:style-name="P21">CV Direzione:<text:tab/>217</text:p>
            </text:list-item>
            <text:list-item>
              <text:p text:style-name="P21">CV PWM:<text:tab/>218</text:p>
            </text:list-item>
            <text:list-item>
              <text:p text:style-name="P21">CV Effetto:<text:tab/>219</text:p>
            </text:list-item>
          </text:list>
        </text:list-item>
        <text:list-item>
          <text:p text:style-name="P21">AUX28: </text:p>
          <text:list>
            <text:list-item>
              <text:p text:style-name="P21">CV Funzione: <text:tab/>220</text:p>
            </text:list-item>
            <text:list-item>
              <text:p text:style-name="P21">CV Direzione:<text:tab/>221</text:p>
            </text:list-item>
            <text:list-item>
              <text:p text:style-name="P21">CV PWM:<text:tab/>222</text:p>
            </text:list-item>
            <text:list-item>
              <text:p text:style-name="P21">CV Effetto:<text:tab/>223</text:p>
            </text:list-item>
          </text:list>
        </text:list-item>
        <text:list-item>
          <text:p text:style-name="P21">AUX29: </text:p>
          <text:list>
            <text:list-item>
              <text:p text:style-name="P21">CV Funzione: <text:tab/>224</text:p>
            </text:list-item>
            <text:list-item>
              <text:p text:style-name="P21">CV Direzione:<text:tab/>225</text:p>
            </text:list-item>
            <text:list-item>
              <text:p text:style-name="P21">CV PWM:<text:tab/>226</text:p>
            </text:list-item>
            <text:list-item>
              <text:p text:style-name="P21">CV Effetto:<text:tab/>227</text:p>
            </text:list-item>
          </text:list>
        </text:list-item>
        <text:list-item>
          <text:p text:style-name="P21">AUX30: </text:p>
          <text:list>
            <text:list-item>
              <text:p text:style-name="P21">CV Funzione: <text:tab/>228</text:p>
            </text:list-item>
            <text:list-item>
              <text:p text:style-name="P21">CV Direzione:<text:tab/>229</text:p>
            </text:list-item>
            <text:list-item>
              <text:p text:style-name="P21">CV PWM:<text:tab/>230</text:p>
            </text:list-item>
            <text:list-item>
              <text:p text:style-name="P21">CV Effetto:<text:tab/>231</text:p>
            </text:list-item>
          </text:list>
        </text:list-item>
        <text:list-item>
          <text:p text:style-name="P21"><text:soft-page-break/>AUX31: </text:p>
          <text:list>
            <text:list-item>
              <text:p text:style-name="P21">CV Funzione: <text:tab/>232</text:p>
            </text:list-item>
            <text:list-item>
              <text:p text:style-name="P21">CV Direzione:<text:tab/>233</text:p>
            </text:list-item>
            <text:list-item>
              <text:p text:style-name="P21">CV PWM:<text:tab/>234</text:p>
            </text:list-item>
            <text:list-item>
              <text:p text:style-name="P21">CV Effetto:<text:tab/>235</text:p>
            </text:list-item>
          </text:list>
        </text:list-item>
        <text:list-item>
          <text:p text:style-name="P21">AUX32: </text:p>
          <text:list>
            <text:list-item>
              <text:p text:style-name="P21">CV Funzione: <text:tab/>236</text:p>
            </text:list-item>
            <text:list-item>
              <text:p text:style-name="P21">CV Direzione:<text:tab/>237</text:p>
            </text:list-item>
            <text:list-item>
              <text:p text:style-name="P21">CV PWM:<text:tab/>238</text:p>
            </text:list-item>
            <text:list-item>
              <text:p text:style-name="P21">CV Effetto:<text:tab/>239</text:p>
            </text:list-item>
          </text:list>
        </text:list-item>
        <text:list-item>
          <text:p text:style-name="P21">AUX33: </text:p>
          <text:list>
            <text:list-item>
              <text:p text:style-name="P21">CV Funzione: <text:tab/>240</text:p>
            </text:list-item>
            <text:list-item>
              <text:p text:style-name="P21">CV Direzione:<text:tab/>241</text:p>
            </text:list-item>
            <text:list-item>
              <text:p text:style-name="P21">CV PWM:<text:tab/>242</text:p>
            </text:list-item>
            <text:list-item>
              <text:p text:style-name="P21">CV Effetto:<text:tab/>243</text:p>
            </text:list-item>
          </text:list>
        </text:list-item>
        <text:list-item>
          <text:p text:style-name="P21">AUX34: </text:p>
          <text:list>
            <text:list-item>
              <text:p text:style-name="P21">CV Funzione: <text:tab/>244</text:p>
            </text:list-item>
            <text:list-item>
              <text:p text:style-name="P21">CV Direzione:<text:tab/>245</text:p>
            </text:list-item>
            <text:list-item>
              <text:p text:style-name="P21">CV PWM:<text:tab/>246</text:p>
            </text:list-item>
            <text:list-item>
              <text:p text:style-name="P21">CV Effetto:<text:tab/>247</text:p>
            </text:list-item>
          </text:list>
        </text:list-item>
        <text:list-item>
          <text:p text:style-name="P21">AUX35: </text:p>
          <text:list>
            <text:list-item>
              <text:p text:style-name="P21">CV Funzione: <text:tab/>248</text:p>
            </text:list-item>
            <text:list-item>
              <text:p text:style-name="P21">CV Direzione:<text:tab/>249</text:p>
            </text:list-item>
            <text:list-item>
              <text:p text:style-name="P21">CV PWM:<text:tab/>250</text:p>
            </text:list-item>
            <text:list-item>
              <text:p text:style-name="P21">CV Effetto:<text:tab/>251</text:p>
            </text:list-item>
          </text:list>
        </text:list-item>
        <text:list-item>
          <text:p text:style-name="P21">AUX36: </text:p>
          <text:list>
            <text:list-item>
              <text:p text:style-name="P21">CV Funzione: <text:tab/>252</text:p>
            </text:list-item>
            <text:list-item>
              <text:p text:style-name="P21">CV Direzione:<text:tab/>253</text:p>
            </text:list-item>
            <text:list-item>
              <text:p text:style-name="P21">CV PWM:<text:tab/>254</text:p>
            </text:list-item>
            <text:list-item>
              <text:p text:style-name="P21">CV Effetto:<text:tab/>255</text:p>
            </text:list-item>
          </text:list>
        </text:list-item>
        <text:list-item>
          <text:p text:style-name="P21">AUX37: </text:p>
          <text:list>
            <text:list-item>
              <text:p text:style-name="P21"><text:soft-page-break/>CV Funzione: <text:tab/>256</text:p>
            </text:list-item>
            <text:list-item>
              <text:p text:style-name="P21">CV Direzione:<text:tab/>257</text:p>
            </text:list-item>
            <text:list-item>
              <text:p text:style-name="P21">CV PWM:<text:tab/>258</text:p>
            </text:list-item>
            <text:list-item>
              <text:p text:style-name="P21">CV Effetto:<text:tab/>259</text:p>
            </text:list-item>
          </text:list>
        </text:list-item>
        <text:list-item>
          <text:p text:style-name="P21">AUX38: </text:p>
          <text:list>
            <text:list-item>
              <text:p text:style-name="P21">CV Funzione: <text:tab/>260</text:p>
            </text:list-item>
            <text:list-item>
              <text:p text:style-name="P21">CV Direzione:<text:tab/>261</text:p>
            </text:list-item>
            <text:list-item>
              <text:p text:style-name="P21">CV PWM:<text:tab/>262</text:p>
            </text:list-item>
            <text:list-item>
              <text:p text:style-name="P21">CV Effetto:<text:tab/>263</text:p>
            </text:list-item>
          </text:list>
        </text:list-item>
        <text:list-item>
          <text:p text:style-name="P21">AUX39: </text:p>
          <text:list>
            <text:list-item>
              <text:p text:style-name="P21">CV Funzione: <text:tab/>264</text:p>
            </text:list-item>
            <text:list-item>
              <text:p text:style-name="P21">CV Direzione:<text:tab/>265</text:p>
            </text:list-item>
            <text:list-item>
              <text:p text:style-name="P21">CV PWM:<text:tab/>266</text:p>
            </text:list-item>
            <text:list-item>
              <text:p text:style-name="P21">CV Effetto:<text:tab/>267</text:p>
            </text:list-item>
          </text:list>
        </text:list-item>
        <text:list-item>
          <text:p text:style-name="P21">AUX40: </text:p>
          <text:list>
            <text:list-item>
              <text:p text:style-name="P21">CV Funzione: <text:tab/>268</text:p>
            </text:list-item>
            <text:list-item>
              <text:p text:style-name="P21">CV Direzione:<text:tab/>269</text:p>
            </text:list-item>
            <text:list-item>
              <text:p text:style-name="P21">CV PWM:<text:tab/>270</text:p>
            </text:list-item>
            <text:list-item>
              <text:p text:style-name="P21">CV Effetto:<text:tab/>271<text:bookmark-start text:name="_Toc68852169"/><text:bookmark-start text:name="__RefHeading___Toc1786_1274467538"/><text:bookmark-start text:name="_Toc66191200"/><text:bookmark-start text:name="_Toc66190957"/><text:bookmark-start text:name="_Toc66190868"/><text:bookmark-start text:name="_Toc65942532"/></text:p>
            </text:list-item>
          </text:list>
        </text:list-item>
      </text:list>
      <text:h text:style-name="P4" text:outline-level="1"><text:bookmark-start text:name="__RefHeading___Toc1358_329190778"/>Reset CVs<text:bookmark-end text:name="__RefHeading___Toc1358_329190778"/><text:bookmark-end text:name="_Toc65942532"/><text:bookmark-end text:name="_Toc66190868"/><text:bookmark-end text:name="_Toc66190957"/><text:bookmark-end text:name="_Toc66191200"/><text:bookmark-end text:name="__RefHeading___Toc1786_1274467538"/><text:bookmark-end text:name="_Toc68852169"/></text:h>
      <text:p text:style-name="Normale">E’ implementato il reset delle CVs: per procedere a tale operazione è necessario scrivere 8 nella CV8.</text:p>
      <text:p text:style-name="Normale">L’avvenuto reset delle CVs è confermato dall’attivazione di tutte le luci; è possibile ignorare eventuali errori restituiti dalla centrale.</text:p>
      <text:p text:style-name="Normale">Nel caso in cui venga restituito errore, e le luci non si siano accese, <text:span text:style-name="Car._20_predefinito_20_paragrafo"><text:span text:style-name="T2">ripetere l’operazione</text:span></text:span>.</text:p>
      <text:p text:style-name="Normale"><text:bookmark text:name="__RefHeading___Toc1792_1274467538"/><text:bookmark-start text:name="_Toc66191205"/><text:bookmark-start text:name="_Toc66190962"/><text:bookmark-start text:name="_Toc66190873"/><text:bookmark-start text:name="_Toc65942537"/></text:p>
      <text:h text:style-name="Titolo_20_1" text:outline-level="1"><text:bookmark-start text:name="__RefHeading___Toc1796_1274467538"/><text:bookmark-start text:name="_Toc68852174"/>Aggiornamento del FirmWare<text:bookmark-end text:name="__RefHeading___Toc1796_1274467538"/><text:bookmark-end text:name="_Toc68852174"/><text:bookmark-end text:name="_Toc65942537"/><text:bookmark-end text:name="_Toc66190873"/><text:bookmark-end text:name="_Toc66190962"/><text:bookmark-end text:name="_Toc66191205"/></text:h>
      <text:p text:style-name="Normale">Per aggiornare il firmware della scheda occorre un programmatore ISP e il software AVRDUDESS.</text:p>
      <text:p text:style-name="Normale">E’ possibile utilizzare un qualsiasi programmatore ISP avendo cura di rispettare i collegamenti della Port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Normale" style:next-style-name="Normale" style:default-outline-level="1">
      <style:paragraph-properties fo:hyphenation-ladder-count="no-limit" fo:hyphenation-keep="auto" loext:hyphenation-keep-type="column"/>
      <style:text-properties fo:font-size="16pt" fo:font-style="italic" fo:font-weight="bold" style:font-size-asian="16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Normale" style:next-style-name="Normale" style:default-outline-level="2">
      <style:paragraph-properties fo:margin-top="0.071cm" fo:margin-bottom="0cm" style:contextual-spacing="false" fo:line-height="100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Normale" style:next-style-name="Normale" style:default-outline-level="3">
      <style:paragraph-properties fo:margin-top="0.071cm" fo:margin-bottom="0cm" style:contextual-spacing="false" fo:line-height="100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4pt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itolo_20_4" style:display-name="Titolo 4" style:family="paragraph" style:parent-style-name="Normale" style:next-style-name="Normale" style:default-outline-level="4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2pt" style:font-name-asian="Calibri Light" style:font-family-asian="'Calibri Light'" style:font-family-generic-asian="swiss" style:font-pitch-asian="variable" style:font-size-asian="12pt" style:font-name-complex="Calibri Light" style:font-family-complex="'Calibri Light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itolo_20_5" style:display-name="Titolo 5" style:family="paragraph" style:parent-style-name="Normale" style:next-style-name="Normale" style:default-outline-level="5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text-transform="uppercase" fo:color="#2f5496" loext:opacity="100%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olo_20_6" style:display-name="Titolo 6" style:family="paragraph" style:parent-style-name="Normale" style:next-style-name="Normale" style:default-outline-level="6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text-transform="uppercase" fo:color="#1f3864" loext:opacity="100%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itolo_20_7" style:display-name="Titolo 7" style:family="paragraph" style:parent-style-name="Normale" style:next-style-name="Normale" style:default-outline-level="7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3864" loext:opacity="100%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Titolo_20_8" style:display-name="Titolo 8" style:family="paragraph" style:parent-style-name="Normale" style:next-style-name="Normale" style:default-outline-level="8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3864" loext:opacity="100%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itolo_20_9" style:display-name="Titolo 9" style:family="paragraph" style:parent-style-name="Normale" style:next-style-name="Normale" style:default-outline-level="9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3864" loext:opacity="100%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e" style:next-style-name="Normale" style:class="chapter">
      <style:paragraph-properties fo:margin-top="0cm" fo:margin-bottom="0cm" style:contextual-spacing="false" fo:line-height="85%" fo:hyphenation-ladder-count="no-limit" fo:hyphenation-keep="auto" loext:hyphenation-keep-type="column"/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Calibri Light" style:font-family-asian="'Calibri Light'" style:font-family-generic-asian="swiss" style:font-pitch-asian="variable" style:font-size-asian="36pt" style:font-name-complex="Calibri Light" style:font-family-complex="'Calibri Light'" style:font-family-generic-complex="swiss" style:font-pitch-complex="variable" style:font-size-complex="3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Intestazione" style:family="paragraph" style:parent-style-name="Normale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Normale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olo_20_sommario" style:display-name="Titolo sommario" style:family="paragraph" style:parent-style-name="Titolo_20_1" style:next-style-name="Normale" style:default-outline-level="1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Normale" style:next-style-name="Normale">
      <style:paragraph-properties fo:line-height="100%" fo:hyphenation-ladder-count="no-limit" fo:hyphenation-keep="auto" loext:hyphenation-keep-type="column"/>
      <style:text-properties fo:font-variant="small-caps" fo:color="#44546a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Normale" style:next-style-name="Normale">
      <style:paragraph-properties fo:margin-top="0cm" fo:margin-bottom="0.423cm" style:contextual-spacing="false" fo:line-height="100%" fo:hyphenation-ladder-count="no-limit" fo:hyphenation-keep="auto" loext:hyphenation-keep-type="column"/>
      <style:text-properties fo:color="#4472c4" loext:opacity="100%" style:font-name="Calibri Light" fo:font-family="'Calibri Light'" style:font-family-generic="swiss" style:font-pitch="variable" fo:font-size="14pt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 style:next-style-name="Normale">
      <style:paragraph-properties fo:margin-left="1.27cm" fo:margin-top="0.212cm" fo:margin-bottom="0.212cm" style:contextual-spacing="false" fo:hyphenation-ladder-count="no-limit" fo:hyphenation-keep="auto" loext:hyphenation-keep-type="column">
        <style:tab-stops/>
      </style:paragraph-properties>
      <style:text-properties fo:color="#44546a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 style:next-style-name="Normale">
      <style:paragraph-properties fo:margin-left="1.27cm" fo:margin-top="0.176cm" fo:margin-bottom="0.423cm" style:contextual-spacing="false" fo:line-height="100%" fo:text-align="center" style:justify-single-word="false" fo:hyphenation-ladder-count="no-limit" fo:hyphenation-keep="auto" loext:hyphenation-keep-type="column">
        <style:tab-stops/>
      </style:paragraph-properties>
      <style:text-properties fo:color="#44546a" loext:opacity="100%" style:font-name="Calibri Light" fo:font-family="'Calibri Light'" style:font-family-generic="swiss" style:font-pitch="variable" fo:font-size="16pt" fo:letter-spacing="-0.011cm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olo_20_indice" style:display-name="Titolo indice" style:family="paragraph" style:parent-style-name="Heading">
      <style:paragraph-properties fo:hyphenation-ladder-count="no-limit" fo:hyphenation-keep="auto" loext:hyphenation-keep-type="column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olo_20_indice" style:class="index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itolo_20_1_20_Carattere" style:display-name="Titolo 1 Carattere" style:family="text" style:parent-style-name="Car._20_predefinito_20_paragrafo">
      <style:text-properties fo:font-size="16pt" fo:font-style="italic" fo:font-weight="bold" style:font-size-asian="16pt" style:font-style-asian="italic" style:font-weight-asian="bold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olo_20_5_20_Carattere" style:display-name="Titolo 5 Carattere" style:family="text" style:parent-style-name="Car._20_predefinito_20_paragrafo">
      <style:text-properties fo:text-transform="uppercase"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text-transform="uppercase"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olo_20_8_20_Carattere" style:display-name="Titolo 8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olo_20_9_20_Carattere" style:display-name="Titolo 9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Carattere" style:display-name="Titolo Carattere" style:family="text" style:parent-style-name="Car._20_predefinito_20_paragrafo"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Times New Roman" style:font-family-asian="'Times New Roman'" style:font-family-generic-asian="roman" style:font-pitch-asian="variable" style:font-size-asian="36pt" style:font-name-complex="Times New Roman" style:font-family-complex="'Times New Roman'" style:font-family-generic-complex="roman" style:font-pitch-complex="variable" style:font-size-complex="36pt"/>
    </style:style>
    <style:style style:name="Sottotitolo_20_Carattere" style:display-name="Sottotitolo Carattere" style:family="text" style:parent-style-name="Car._20_predefinito_20_paragrafo">
      <style:text-properties fo:color="#4472c4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Enfasi_20__28_grassetto_29_" style:display-name="Enfasi (grassetto)" style:family="text" style:parent-style-name="Car._20_predefinito_20_paragrafo">
      <style:text-properties fo:font-weight="bold" style:font-weight-asian="bold" style:font-weight-complex="bold"/>
    </style:style>
    <style:style style:name="Enfasi_20__28_corsivo_29_" style:display-name="Enfasi (corsivo)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itazione_20_Carattere" style:display-name="Citazione Carattere" style:family="text" style:parent-style-name="Car._20_predefinito_20_paragrafo">
      <style:text-properties fo:color="#44546a" loext:opacity="100%" fo:font-size="12pt" style:font-size-asian="12pt" style:font-size-complex="12pt"/>
    </style:style>
    <style:style style:name="Citazione_20_intensa_20_Carattere" style:display-name="Citazione intensa Carattere" style:family="text" style:parent-style-name="Car._20_predefinito_20_paragrafo">
      <style:text-properties fo:color="#44546a" loext:opacity="100%" style:font-name="Calibri Light" fo:font-family="'Calibri Light'" style:font-family-generic="swiss" style:font-pitch="variable" fo:font-size="16pt" fo:letter-spacing="-0.011cm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Enfasi_20_delicata" style:display-name="Enfasi delicata" style:family="text" style:parent-style-name="Car._20_predefinito_20_paragrafo">
      <style:text-properties fo:color="#595959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font-style="italic" fo:font-weight="bold" style:font-style-asian="italic" style:font-weight-asian="bold" style:font-style-complex="italic" style:font-weight-complex="bold"/>
    </style:style>
    <style:style style:name="Riferimento_20_delicato" style:display-name="Riferimento delicato" style:family="text" style:parent-style-name="Car._20_predefinito_20_paragrafo">
      <style:text-properties fo:font-variant="small-caps" fo:color="#595959" loext:opacity="100%" style:text-underline-style="none"/>
    </style:style>
    <style:style style:name="Riferimento_20_intenso" style:display-name="Riferimento intenso" style:family="text" style:parent-style-name="Car._20_predefinito_20_paragrafo">
      <style:text-properties fo:font-variant="small-caps" fo:color="#44546a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itolo_20_del_20_libro" style:display-name="Titolo del libro" style:family="text" style:parent-style-name="Car._20_predefinito_20_paragrafo">
      <style:text-properties fo:font-variant="small-caps" fo:letter-spacing="0.018cm" fo:font-weight="bold" style:font-weight-asian="bold" style:font-weight-complex="bol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_20_non_20_risolta" style:display-name="Menzione non risolta" style:family="text" style:parent-style-name="Car._20_predefinito_20_paragrafo">
      <style:text-properties fo:color="#605e5c" loext:opacity="100%" fo:background-color="#e1dfdd"/>
    </style:style>
    <style:style style:name="Collegamento_20_visitato" style:display-name="Collegamento visitato" style:family="text" style:parent-style-name="Car._20_predefinito_20_paragrafo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use-window-font-color="true" loext:opacity="0%"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use-window-font-color="true" loext:opacity="0%" style:font-name="Wingdings" fo:font-family="Wingdings" style:font-family-generic="system" style:font-pitch="variable" style:font-charset="x-symbol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Symbol" fo:font-family="Symbol" style:font-family-generic="roman" style:font-pitch="variable" style:font-charset="x-symbol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/>
    </style:style>
    <style:style style:name="WW_5f_CharLFO8LVL8" style:display-name="WW_CharLFO8LVL8" style:family="text">
      <style:text-properties style:font-name="Symbol" fo:font-family="Symbol" style:font-family-generic="roman" style:font-pitch="variable" style:font-charset="x-symbol"/>
    </style:style>
    <style:style style:name="WW_5f_CharLFO8LVL9" style:display-name="WW_CharLFO8LVL9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Wingdings" fo:font-family="Wingdings" style:font-family-generic="system" style:font-pitch="variable" style:font-charset="x-symbol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Symbol" fo:font-family="Symbol" style:font-family-generic="roman" style:font-pitch="variable" style:font-charset="x-symbol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/>
    </style:style>
    <style:style style:name="WW_5f_CharLFO9LVL8" style:display-name="WW_CharLFO9LVL8" style:family="text">
      <style:text-properties style:font-name="Symbol" fo:font-family="Symbol" style:font-family-generic="roman" style:font-pitch="variable" style:font-charset="x-symbol"/>
    </style:style>
    <style:style style:name="WW_5f_CharLFO9LVL9" style:display-name="WW_CharLFO9LVL9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Wingdings" fo:font-family="Wingdings" style:font-family-generic="system" style:font-pitch="variable" style:font-charset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Symbol" fo:font-family="Symbol" style:font-family-generic="roman" style:font-pitch="variable" style:font-charset="x-symbol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/>
    </style:style>
    <style:style style:name="WW_5f_CharLFO10LVL8" style:display-name="WW_CharLFO10LVL8" style:family="text">
      <style:text-properties style:font-name="Symbol" fo:font-family="Symbol" style:font-family-generic="roman" style:font-pitch="variable" style:font-charset="x-symbol"/>
    </style:style>
    <style:style style:name="WW_5f_CharLFO10LVL9" style:display-name="WW_CharLFO10LVL9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Wingdings" fo:font-family="Wingdings" style:font-family-generic="system" style:font-pitch="variable" style:font-charset="x-symbol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Symbol" fo:font-family="Symbol" style:font-family-generic="roman" style:font-pitch="variable" style:font-charset="x-symbol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/>
    </style:style>
    <style:style style:name="WW_5f_CharLFO12LVL8" style:display-name="WW_CharLFO12LVL8" style:family="text">
      <style:text-properties style:font-name="Symbol" fo:font-family="Symbol" style:font-family-generic="roman" style:font-pitch="variable" style:font-charset="x-symbol"/>
    </style:style>
    <style:style style:name="WW_5f_CharLFO12LVL9" style:display-name="WW_CharLFO12LVL9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Wingdings" fo:font-family="Wingdings" style:font-family-generic="system" style:font-pitch="variable" style:font-charset="x-symbol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Symbol" fo:font-family="Symbol" style:font-family-generic="roman" style:font-pitch="variable" style:font-charset="x-symbol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/>
    </style:style>
    <style:style style:name="WW_5f_CharLFO13LVL8" style:display-name="WW_CharLFO13LVL8" style:family="text">
      <style:text-properties style:font-name="Symbol" fo:font-family="Symbol" style:font-family-generic="roman" style:font-pitch="variable" style:font-charset="x-symbol"/>
    </style:style>
    <style:style style:name="WW_5f_CharLFO13LVL9" style:display-name="WW_CharLFO13LVL9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Symbol" fo:font-family="Symbol" style:font-family-generic="roman" style:font-pitch="variable" style:font-charset="x-symbol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Symbol" fo:font-family="Symbol" style:font-family-generic="roman" style:font-pitch="variable" style:font-charset="x-symbol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/>
    </style:style>
    <style:style style:name="WW_5f_CharLFO17LVL8" style:display-name="WW_CharLFO17LVL8" style:family="text">
      <style:text-properties style:font-name="Symbol" fo:font-family="Symbol" style:font-family-generic="roman" style:font-pitch="variable" style:font-charset="x-symbol"/>
    </style:style>
    <style:style style:name="WW_5f_CharLFO17LVL9" style:display-name="WW_CharLFO17LVL9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Symbol" fo:font-family="Symbol" style:font-family-generic="roman" style:font-pitch="variable" style:font-charset="x-symbol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Symbol" fo:font-family="Symbol" style:font-family-generic="roman" style:font-pitch="variable" style:font-charset="x-symbol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Wingdings" fo:font-family="Wingdings" style:font-family-generic="system" style:font-pitch="variable" style:font-charset="x-symbol"/>
    </style:style>
    <style:style style:name="WW_5f_CharLFO18LVL8" style:display-name="WW_CharLFO18LVL8" style:family="text">
      <style:text-properties style:font-name="Symbol" fo:font-family="Symbol" style:font-family-generic="roman" style:font-pitch="variable" style:font-charset="x-symbol"/>
    </style:style>
    <style:style style:name="WW_5f_CharLFO18LVL9" style:display-name="WW_CharLFO18LVL9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ile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LVL2" loext:num-list-format="%2%" text:bullet-char="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98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Piè_20_di_20_pagina">Rev. FirmWare 018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>Luca</meta:initial-creator>
    <meta:creation-date>2021-03-09T13:05:00Z</meta:creation-date>
    <dc:date>2025-09-03T04:44:37.395557400</dc:date>
    <meta:editing-cycles>24</meta:editing-cycles>
    <meta:editing-duration>PT1H57M12S</meta:editing-duration>
    <meta:document-statistic meta:table-count="0" meta:image-count="0" meta:object-count="0" meta:page-count="16" meta:paragraph-count="357" meta:word-count="2648" meta:character-count="14162" meta:non-whitespace-character-count="12057"/>
    <meta:template xlink:type="simple" xlink:actuate="onRequest" xlink:title="" xlink:href="Normal.dotm"/>
  </office:meta>
</office:document-meta>
</file>